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17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atei</text:p>
          </table:table-cell>
          <table:table-cell office:value-type="string" calcext:value-type="string">
            <text:p>Dauer Brutforce / ms</text:p>
          </table:table-cell>
          <table:table-cell office:value-type="string" calcext:value-type="string">
            <text:p>Dauer SweepLine / ms</text:p>
          </table:table-cell>
          <table:table-cell office:value-type="string" calcext:value-type="string">
            <text:p>Anzahl Segmente BF</text:p>
          </table:table-cell>
          <table:table-cell office:value-type="string" calcext:value-type="string">
            <text:p>Anzahl Segmente SL</text:p>
          </table:table-cell>
          <table:table-cell/>
          <table:table-cell office:value-type="string" calcext:value-type="string">
            <text:p>Datei</text:p>
          </table:table-cell>
          <table:table-cell office:value-type="string" calcext:value-type="string">
            <text:p>Dauer BF pro Segment / us</text:p>
          </table:table-cell>
          <table:table-cell office:value-type="string" calcext:value-type="string">
            <text:p>Dauer SweepLine pro Segment / us</text:p>
          </table:table-cell>
        </table:table-row>
        <table:table-row table:style-name="ro1">
          <table:table-cell/>
          <table:table-cell office:value-type="string" calcext:value-type="string">
            <text:p>s_1000_1.da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s_1000_1.dat</text:p>
          </table:table-cell>
          <table:table-cell table:formula="of:=1000* ([.C4]/[.E4])" office:value-type="float" office:value="10.989010989011" calcext:value-type="float">
            <text:p>10.989010989011</text:p>
          </table:table-cell>
          <table:table-cell table:formula="of:=1000 * ([.D4]/[.F4])" office:value-type="float" office:value="3.0241935483871" calcext:value-type="float">
            <text:p>3.0241935483871</text:p>
          </table:table-cell>
        </table:table-row>
        <table:table-row table:style-name="ro1">
          <table:table-cell/>
          <table:table-cell office:value-type="string" calcext:value-type="string">
            <text:p>s_1000_10.da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s_1000_10.dat</text:p>
          </table:table-cell>
          <table:table-cell table:formula="of:=1000* ([.C5]/[.E5])" office:value-type="float" office:value="21.1267605633803" calcext:value-type="float">
            <text:p>21.1267605633803</text:p>
          </table:table-cell>
          <table:table-cell table:formula="of:=1000 * ([.D5]/[.F5])" office:value-type="float" office:value="6.07287449392713" calcext:value-type="float">
            <text:p>6.07287449392713</text:p>
          </table:table-cell>
        </table:table-row>
        <table:table-row table:style-name="ro1">
          <table:table-cell/>
          <table:table-cell office:value-type="string" calcext:value-type="string">
            <text:p>s_10000_1.dat</text:p>
          </table:table-cell>
          <table:table-cell office:value-type="float" office:value="1733" calcext:value-type="float">
            <text:p>1733</text:p>
          </table:table-cell>
          <table:table-cell office:value-type="float" office:value="49" calcext:value-type="float">
            <text:p>49</text:p>
          </table:table-cell>
          <table:table-cell office:value-type="float" office:value="10001" calcext:value-type="float">
            <text:p>10001</text:p>
          </table:table-cell>
          <table:table-cell office:value-type="float" office:value="9405" calcext:value-type="float">
            <text:p>9405</text:p>
          </table:table-cell>
          <table:table-cell/>
          <table:table-cell office:value-type="string" calcext:value-type="string">
            <text:p>s_10000_1.dat</text:p>
          </table:table-cell>
          <table:table-cell table:formula="of:=1000* ([.C6]/[.E6])" office:value-type="float" office:value="173.282671732827" calcext:value-type="float">
            <text:p>173.282671732827</text:p>
          </table:table-cell>
          <table:table-cell table:formula="of:=1000 * ([.D6]/[.F6])" office:value-type="float" office:value="5.20999468367889" calcext:value-type="float">
            <text:p>5.20999468367889</text:p>
          </table:table-cell>
        </table:table-row>
        <table:table-row table:style-name="ro1">
          <table:table-cell/>
          <table:table-cell office:value-type="string" calcext:value-type="string">
            <text:p>s_100000_1.dat</text:p>
          </table:table-cell>
          <table:table-cell office:value-type="float" office:value="190229" calcext:value-type="float">
            <text:p>190229</text:p>
          </table:table-cell>
          <table:table-cell office:value-type="float" office:value="26896" calcext:value-type="float">
            <text:p>26896</text:p>
          </table:table-cell>
          <table:table-cell office:value-type="float" office:value="100001" calcext:value-type="float">
            <text:p>100001</text:p>
          </table:table-cell>
          <table:table-cell office:value-type="float" office:value="59195" calcext:value-type="float">
            <text:p>59195</text:p>
          </table:table-cell>
          <table:table-cell/>
          <table:table-cell office:value-type="string" calcext:value-type="string">
            <text:p>s_100000_1.dat</text:p>
          </table:table-cell>
          <table:table-cell table:formula="of:=1000* ([.C7]/[.E7])" office:value-type="float" office:value="1902.27097729023" calcext:value-type="float">
            <text:p>1902.27097729023</text:p>
          </table:table-cell>
          <table:table-cell table:formula="of:=1000 * ([.D7]/[.F7])" office:value-type="float" office:value="454.362699552327" calcext:value-type="float">
            <text:p>454.362699552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08:28:07.660245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0:01:54.029273219</meta:creation-date>
    <dc:date>2018-06-12T16:41:29.984276740</dc:date>
    <meta:editing-duration>P1DT8H39M49S</meta:editing-duration>
    <meta:editing-cycles>18</meta:editing-cycles>
    <meta:generator>LibreOffice/6.0.3.2$Linux_X86_64 LibreOffice_project/00m0$Build-2</meta:generator>
    <meta:document-statistic meta:table-count="1" meta:cell-count="40" meta:object-count="0"/>
  </office:meta>
</office:document-meta>
</file>